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19a9d6" officeooo:paragraph-rsid="01546aa4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1546aa4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1bc1594"/>
    </style:style>
    <style:style style:name="P18" style:family="paragraph" style:parent-style-name="Standard">
      <style:text-properties officeooo:rsid="00e33af8" officeooo:paragraph-rsid="01cc459a"/>
    </style:style>
    <style:style style:name="P19" style:family="paragraph" style:parent-style-name="Standard">
      <style:text-properties officeooo:rsid="00e33af8" officeooo:paragraph-rsid="01cc8459"/>
    </style:style>
    <style:style style:name="P20" style:family="paragraph" style:parent-style-name="Standard">
      <style:paragraph-properties fo:text-align="center" style:justify-single-word="false"/>
      <style:text-properties fo:font-weight="bold" officeooo:rsid="0110dcab" officeooo:paragraph-rsid="00b93b36" style:font-weight-asian="bold" style:font-weight-complex="bold"/>
    </style:style>
    <style:style style:name="P21" style:family="paragraph" style:parent-style-name="Standard">
      <style:text-properties officeooo:rsid="00462bf3" officeooo:paragraph-rsid="00462bf3"/>
    </style:style>
    <style:style style:name="P22" style:family="paragraph" style:parent-style-name="Standard">
      <style:text-properties officeooo:rsid="01240beb" officeooo:paragraph-rsid="01240beb"/>
    </style:style>
    <style:style style:name="P23" style:family="paragraph" style:parent-style-name="Standard">
      <style:text-properties officeooo:rsid="0134126d" officeooo:paragraph-rsid="0134126d"/>
    </style:style>
    <style:style style:name="P24" style:family="paragraph" style:parent-style-name="Standard">
      <style:text-properties officeooo:rsid="0134126d" officeooo:paragraph-rsid="01546aa4"/>
    </style:style>
    <style:style style:name="P25" style:family="paragraph" style:parent-style-name="Standard">
      <style:text-properties officeooo:paragraph-rsid="019b6bcb"/>
    </style:style>
    <style:style style:name="P26" style:family="paragraph" style:parent-style-name="Standard">
      <style:text-properties officeooo:rsid="01bda45b" officeooo:paragraph-rsid="01cc459a"/>
    </style:style>
    <style:style style:name="P27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1862a5" officeooo:paragraph-rsid="011862a5"/>
    </style:style>
    <style:style style:name="P28" style:family="paragraph" style:parent-style-name="Standard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rsid="01257549" officeooo:paragraph-rsid="01257549"/>
    </style:style>
    <style:style style:name="P2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1862a5" officeooo:paragraph-rsid="011862a5"/>
    </style:style>
    <style:style style:name="P30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rsid="01257549" officeooo:paragraph-rsid="01257549"/>
    </style:style>
    <style:style style:name="P31" style:family="paragraph" style:parent-style-name="Standard" style:list-style-name="L1">
      <style:text-properties officeooo:rsid="01bda45b" officeooo:paragraph-rsid="01bfcfa4"/>
    </style:style>
    <style:style style:name="P32" style:family="paragraph" style:parent-style-name="Standard" style:list-style-name="L1">
      <style:text-properties officeooo:rsid="01bda45b" officeooo:paragraph-rsid="01bda45b"/>
    </style:style>
    <style:style style:name="P33" style:family="paragraph" style:parent-style-name="Standard" style:list-style-name="L2">
      <style:text-properties officeooo:rsid="01cc459a" officeooo:paragraph-rsid="01cc459a"/>
    </style:style>
    <style:style style:name="P34" style:family="paragraph" style:parent-style-name="Standard" style:list-style-name="L6">
      <style:text-properties officeooo:rsid="01cc459a" officeooo:paragraph-rsid="01cc459a"/>
    </style:style>
    <style:style style:name="P35" style:family="paragraph" style:parent-style-name="Standard" style:list-style-name="L3">
      <style:text-properties officeooo:rsid="0174c88d" officeooo:paragraph-rsid="01cc8459"/>
    </style:style>
    <style:style style:name="P36" style:family="paragraph" style:parent-style-name="Standard" style:list-style-name="L2">
      <style:text-properties officeooo:rsid="01c7840b" officeooo:paragraph-rsid="01c7840b"/>
    </style:style>
    <style:style style:name="P37" style:family="paragraph" style:parent-style-name="Standard" style:list-style-name="L4">
      <style:text-properties officeooo:rsid="008140de" officeooo:paragraph-rsid="00d8f386"/>
    </style:style>
    <style:style style:name="P38" style:family="paragraph" style:parent-style-name="Standard" style:list-style-name="L4">
      <style:text-properties officeooo:rsid="00c530ef" officeooo:paragraph-rsid="00c530ef"/>
    </style:style>
    <style:style style:name="P39" style:family="paragraph" style:parent-style-name="Standard" style:list-style-name="L5">
      <style:text-properties officeooo:rsid="01c1161c" officeooo:paragraph-rsid="01c1161c"/>
    </style:style>
    <style:style style:name="P40" style:family="paragraph" style:parent-style-name="Standard" style:list-style-name="L6">
      <style:text-properties officeooo:rsid="01c1161c" officeooo:paragraph-rsid="01c1161c"/>
    </style:style>
    <style:style style:name="P41" style:family="paragraph" style:parent-style-name="Standard" style:list-style-name="L5">
      <style:text-properties officeooo:rsid="01c558ba" officeooo:paragraph-rsid="01c558ba"/>
    </style:style>
    <style:style style:name="P42" style:family="paragraph" style:parent-style-name="Standard" style:list-style-name="L4">
      <style:text-properties officeooo:rsid="00b59dbd" officeooo:paragraph-rsid="00c504b5"/>
    </style:style>
    <style:style style:name="P43" style:family="paragraph" style:parent-style-name="Standard" style:list-style-name="L6">
      <style:text-properties officeooo:rsid="01be1c21" officeooo:paragraph-rsid="01be1c21"/>
    </style:style>
    <style:style style:name="P44" style:family="paragraph" style:parent-style-name="Standard" style:list-style-name="L6">
      <style:text-properties officeooo:rsid="01cd83e3" officeooo:paragraph-rsid="01cd83e3"/>
    </style:style>
    <style:style style:name="P45" style:family="paragraph" style:parent-style-name="Standard" style:list-style-name="L6">
      <style:text-properties officeooo:rsid="01c4104d" officeooo:paragraph-rsid="01c4104d"/>
    </style:style>
    <style:style style:name="P46" style:family="paragraph" style:parent-style-name="Standard" style:list-style-name="L7">
      <style:text-properties officeooo:rsid="01bc1594" officeooo:paragraph-rsid="01bc1594"/>
    </style:style>
    <style:style style:name="P47" style:family="paragraph" style:parent-style-name="Standard" style:list-style-name="L4">
      <style:text-properties officeooo:rsid="00d07f2c" officeooo:paragraph-rsid="00d07f2c"/>
    </style:style>
    <style:style style:name="P48" style:family="paragraph" style:parent-style-name="Standard" style:list-style-name="L8">
      <style:text-properties officeooo:rsid="01a44ce4" officeooo:paragraph-rsid="01a44ce4"/>
    </style:style>
    <style:style style:name="P49" style:family="paragraph" style:parent-style-name="Standard" style:list-style-name="L4">
      <style:text-properties officeooo:rsid="00dccbd5" officeooo:paragraph-rsid="00dccbd5"/>
    </style:style>
    <style:style style:name="P50" style:family="paragraph" style:parent-style-name="Standard" style:list-style-name="L9">
      <style:text-properties officeooo:rsid="01279158" officeooo:paragraph-rsid="01279158"/>
    </style:style>
    <style:style style:name="P51" style:family="paragraph" style:parent-style-name="Standard" style:list-style-name="L4">
      <style:text-properties officeooo:rsid="01053643" officeooo:paragraph-rsid="01053643"/>
    </style:style>
    <style:style style:name="P52" style:family="paragraph" style:parent-style-name="Standard" style:list-style-name="L10">
      <style:text-properties officeooo:rsid="01a950c8" officeooo:paragraph-rsid="01a950c8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style:text-line-through-style="solid" style:text-line-through-type="single" officeooo:rsid="00162ac1"/>
    </style:style>
    <style:style style:name="T14" style:family="text">
      <style:text-properties officeooo:rsid="00f9db76"/>
    </style:style>
    <style:style style:name="T15" style:family="text">
      <style:text-properties officeooo:rsid="0119592b"/>
    </style:style>
    <style:style style:name="T16" style:family="text">
      <style:text-properties officeooo:rsid="01257549"/>
    </style:style>
    <style:style style:name="T17" style:family="text">
      <style:text-properties officeooo:rsid="01258356"/>
    </style:style>
    <style:style style:name="T18" style:family="text">
      <style:text-properties officeooo:rsid="0127388e"/>
    </style:style>
    <style:style style:name="T19" style:family="text">
      <style:text-properties officeooo:rsid="019b6bcb"/>
    </style:style>
    <style:style style:name="T20" style:family="text">
      <style:text-properties officeooo:rsid="01a44ce4"/>
    </style:style>
    <style:style style:name="T21" style:family="text">
      <style:text-properties officeooo:rsid="01bda45b"/>
    </style:style>
    <style:style style:name="T22" style:family="text">
      <style:text-properties officeooo:rsid="01bfcfa4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 officeooo:rsid="01c040b1"/>
    </style:style>
    <style:style style:name="T25" style:family="text">
      <style:text-properties style:text-underline-style="none" officeooo:rsid="01c087db"/>
    </style:style>
    <style:style style:name="T26" style:family="text">
      <style:text-properties style:text-underline-style="none" officeooo:rsid="01c1161c"/>
    </style:style>
    <style:style style:name="T27" style:family="text">
      <style:text-properties style:text-underline-style="none" officeooo:rsid="01c30be9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1ca5be7" style:font-weight-asian="normal" style:font-weight-complex="normal"/>
    </style:style>
    <style:style style:name="T30" style:family="text">
      <style:text-properties style:text-underline-style="none" officeooo:rsid="01d1f919"/>
    </style:style>
    <style:style style:name="T31" style:family="text">
      <style:text-properties style:text-underline-style="none" officeooo:rsid="01d3b1d4"/>
    </style:style>
    <style:style style:name="T32" style:family="text">
      <style:text-properties style:text-underline-style="none" officeooo:rsid="01d79184"/>
    </style:style>
    <style:style style:name="T33" style:family="text">
      <style:text-properties officeooo:rsid="01c88c5e"/>
    </style:style>
    <style:style style:name="T34" style:family="text">
      <style:text-properties officeooo:rsid="01ca5be7"/>
    </style:style>
    <style:style style:name="T35" style:family="text">
      <style:text-properties officeooo:rsid="01cc459a"/>
    </style:style>
    <style:style style:name="T36" style:family="text">
      <style:text-properties officeooo:rsid="0174c88d"/>
    </style:style>
    <style:style style:name="T37" style:family="text">
      <style:text-properties officeooo:rsid="017634d5"/>
    </style:style>
    <style:style style:name="T38" style:family="text">
      <style:text-properties officeooo:rsid="01cc8459"/>
    </style:style>
    <style:style style:name="T39" style:family="text">
      <style:text-properties officeooo:rsid="01d5b162"/>
    </style:style>
    <style:style style:name="T40" style:family="text">
      <style:text-properties officeooo:rsid="01d6fcdf"/>
    </style:style>
    <style:style style:name="T41" style:family="text">
      <style:text-properties officeooo:rsid="01d79184"/>
    </style:style>
    <style:style style:name="T42" style:family="text">
      <style:text-properties officeooo:rsid="01d92d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20">v2.<text:span text:style-name="T42">6.0</text:span>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7"/>
      <text:p text:style-name="P17"><text:span text:style-name="T21">State thread starts at login and continues through Executive</text:span> (<text:span text:style-name="T41">7F C3 75 EA 60 B3</text:span>):</text:p>
      <text:list xml:id="list2175304711" text:style-name="L1">
        <text:list-item>
          <text:p text:style-name="P31"><text:span text:style-name="T22">I</text:span>nstead of a new thread in executive.php, <text:span text:style-name="T22">r</text:span>eset STATE::INIT <text:span text:style-name="T22">&amp; ID</text:span></text:p>
        </text:list-item>
        <text:list-item>
          <text:p text:style-name="P32">Set _STATE-<text:span text:style-name="T34">&gt;</text:span>dateform at login; don’t use <text:span text:style-name="T34">$_</text:span><text:span text:style-name="T28">SESSION</text:span><text:span text:style-name="T29">[“dateform”]</text:span><text:span text:style-name="T23"><text:line-break/></text:span><text:span text:style-name="T24">lib: logging.php, field_edit.php, </text:span><text:span text:style-name="T25">common.php, </text:span><text:span text:style-name="T26">date_select,php<text:line-break/></text:span><text:span text:style-name="T27">main: service/main.php, </text:span><text:span text:style-name="T31">service/</text:span><text:span text:style-name="T30">login.php, </text:span><text:span text:style-name="T32">org_select.php</text:span></text:p>
        </text:list-item>
      </text:list>
      <text:p text:style-name="P26"/>
      <text:p text:style-name="P18"><text:span text:style-name="T35">Some nice stuff for Save/Refresh CSV</text:span> (<text:span text:style-name="T40">E7 CB ED 8D 30 35</text:span>):</text:p>
      <text:list xml:id="list388764066" text:style-name="L2">
        <text:list-item>
          <text:p text:style-name="P33">Add a button to turn on/off all selection boxes</text:p>
        </text:list-item>
      </text:list>
      <text:p text:style-name="P19"/>
      <text:p text:style-name="P19"><text:span text:style-name="T36">Various element selection lists were not processing inactives</text:span> (<text:span text:style-name="T39">B7 86 41 79 76 5D</text:span>):</text:p>
      <text:list xml:id="list2124724256" text:style-name="L3">
        <text:list-item>
          <text:p text:style-name="P35"><text:span text:style-name="T38">Dim the inactives and show inactive date in ‘title=’</text:span><text:line-break/>main: account_edit.php, <text:span text:style-name="T37">event_edit.php, subtask_edit.php, task_edit.php</text:span></text:p>
        </text:list-item>
      </text:list>
      <text:p text:style-name="P19"/>
      <text:p text:style-name="P17"><text:span text:style-name="T19">Fixes</text:span> (<text:span text:style-name="T39">98 7A 67 B8 24 25</text:span>):</text:p>
      <text:list xml:id="list194115692399309" text:continue-list="list388764066" text:style-name="L2">
        <text:list-item>
          <text:p text:style-name="P36">The STATE→goback()<text:span text:style-name="T33"> function was not initializing the $pull return</text:span></text:p>
        </text:list-item>
      </text:list>
      <text:p text:style-name="P25"/>
      <text:p text:style-name="P13"><text:span text:style-name="T7">Installation instructions</text:span><text:span text:style-name="T8">:</text:span></text:p>
      <text:list xml:id="list3835448873" text:style-name="L4">
        <text:list-item>
          <text:p text:style-name="P37">version.php</text:p>
        </text:list-item>
        <text:list-item>
          <text:p text:style-name="P38">offline/lib/</text:p>
        </text:list-item>
      </text:list>
      <text:list xml:id="list2452890029" text:style-name="L5">
        <text:list-item>
          <text:list>
            <text:list-item>
              <text:p text:style-name="P39">common.php</text:p>
            </text:list-item>
            <text:list-item>
              <text:p text:style-name="P39">date_select.php</text:p>
            </text:list-item>
            <text:list-item>
              <text:p text:style-name="P39">field_edit.php</text:p>
            </text:list-item>
            <text:list-item>
              <text:p text:style-name="P39">logging.php</text:p>
            </text:list-item>
            <text:list-item>
              <text:p text:style-name="P41">state.php</text:p>
            </text:list-item>
          </text:list>
        </text:list-item>
      </text:list>
      <text:list xml:id="list194115152297452" text:continue-list="list3835448873" text:style-name="L4">
        <text:list-item>
          <text:p text:style-name="P42">offline/main/</text:p>
        </text:list-item>
      </text:list>
      <text:list xml:id="list3967719760" text:style-name="L6">
        <text:list-item>
          <text:list>
            <text:list-item>
              <text:p text:style-name="P43">service/executive.php</text:p>
            </text:list-item>
            <text:list-item>
              <text:p text:style-name="P44">service/login.php</text:p>
            </text:list-item>
            <text:list-item>
              <text:p text:style-name="P45">service/main.php</text:p>
            </text:list-item>
            <text:list-item>
              <text:p text:style-name="P40">org_select.php</text:p>
            </text:list-item>
            <text:list-item>
              <text:p text:style-name="P34">refresh_csv.php</text:p>
            </text:list-item>
            <text:list-item>
              <text:p text:style-name="P34">save_csv.php</text:p>
            </text:list-item>
          </text:list>
        </text:list-item>
      </text:list>
      <text:list xml:id="list194114465795987" text:continue-list="list194115152297452" text:style-name="L4">
        <text:list-item>
          <text:p text:style-name="P42">scripts</text:p>
        </text:list-item>
      </text:list>
      <text:list xml:id="list2887421662" text:style-name="L7">
        <text:list-item>
          <text:list>
            <text:list-item>
              <text:p text:style-name="P46">N/A</text:p>
            </text:list-item>
          </text:list>
        </text:list-item>
      </text:list>
      <text:list xml:id="list194114868917555" text:continue-list="list194114465795987" text:style-name="L4">
        <text:list-item>
          <text:p text:style-name="P47">DB</text:p>
        </text:list-item>
      </text:list>
      <text:list xml:id="list1333883156" text:style-name="L8">
        <text:list-item>
          <text:list>
            <text:list-item>
              <text:p text:style-name="P48">N/A</text:p>
            </text:list-item>
          </text:list>
        </text:list-item>
      </text:list>
      <text:list xml:id="list194115723274333" text:continue-list="list194114868917555" text:style-name="L4">
        <text:list-item>
          <text:p text:style-name="P49">Reports</text:p>
        </text:list-item>
      </text:list>
      <text:list xml:id="list4270960828" text:style-name="L9">
        <text:list-item>
          <text:list>
            <text:list-item>
              <text:p text:style-name="P50">N/A</text:p>
            </text:list-item>
          </text:list>
        </text:list-item>
      </text:list>
      <text:list xml:id="list194114494737721" text:continue-list="list194115723274333" text:style-name="L4">
        <text:list-item>
          <text:p text:style-name="P51">Other</text:p>
        </text:list-item>
      </text:list>
      <text:list xml:id="list2051999812" text:style-name="L10">
        <text:list-item>
          <text:list>
            <text:list-item>
              <text:p text:style-name="P52">N/A</text:p>
            </text:list-item>
          </text:list>
        </text:list-item>
      </text:list>
      <text:p text:style-name="P15"/>
      <text:p text:style-name="P12"><text:soft-page-break/></text:p>
      <text:p text:style-name="P4">Versioning How-to:</text:p>
      <text:p text:style-name="P10"/>
      <text:p text:style-name="P22">For each group of changes, git add &lt;module&gt; <text:span text:style-name="T16">then</text:span></text:p>
      <text:p text:style-name="P28">describe changes in docs/commitMsg then</text:p>
      <text:p text:style-name="P30">git commit -F docs/commitMsg (or -m &lt;message&gt;) then</text:p>
      <text:p text:style-name="P30">save the commit <text:span text:style-name="T17">SHA1 hash</text:span> in this doc</text:p>
      <text:p text:style-name="P16">Inspect with gitk, git log -<text:span text:style-name="T17">n &lt;how many to display&gt;</text:span>, git status</text:p>
      <text:p text:style-name="P21">Update <text:span text:style-name="T9">version # in this doc and</text:span> <text:span text:style-name="T10">version</text:span>.php:</text:p>
      <text:p text:style-name="P27">First level number is for a major architectural change;</text:p>
      <text:p text:style-name="P29">Second level indicates new functionality;</text:p>
      <text:p text:style-name="P29">Third level <text:span text:style-name="T15">will be just minor fixes/functions.</text:span></text:p>
      <text:p text:style-name="P9">Commit this doc <text:span text:style-name="T18">(save it first) &amp; version.php (git commit -m vx.x.x)</text:span></text:p>
      <text:p text:style-name="P6">Tag with version id <text:span text:style-name="T6">(git tag -m “Version x.x.x” -a vx.x.x &lt;hash of this doc/version commit&gt;)</text:span></text:p>
      <text:p text:style-name="P14">(git stash save)</text:p>
      <text:p text:style-name="P7">Checkout master <text:span text:style-name="T11">(git checkout master)</text:span></text:p>
      <text:p text:style-name="P7">Merge dev <text:span text:style-name="T11">(git merge dev)</text:span></text:p>
      <text:p text:style-name="P7">Push to origin <text:span text:style-name="T13">(git push origin(see .git/config))</text:span><text:span text:style-name="T11"> <text:s/>(git push –tags origin master - that’s 2 dashes on ‘tag’)</text:span></text:p>
      <text:p text:style-name="P7">Checkout dev <text:span text:style-name="T12">(git checkout dev)</text:span></text:p>
      <text:p text:style-name="P14">(git stash pop)</text:p>
      <text:p text:style-name="P11">Save a copy <text:span text:style-name="T5">of this doc &amp; version.php</text:span> in each user library</text:p>
      <text:p text:style-name="P23">Save versioned directories</text:p>
      <text:p text:style-name="P8">Start re-doing this doc</text:p>
      <text:p text:style-name="P2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9-04-09T19:41:13.916076347</dc:date>
    <meta:editing-duration>P8DT21H55M34S</meta:editing-duration>
    <meta:editing-cycles>337</meta:editing-cycles>
    <meta:generator>LibreOffice/6.1.5.2$Linux_X86_64 LibreOffice_project/10$Build-2</meta:generator>
    <meta:print-date>2017-08-31T14:33:30.997374882</meta:print-date>
    <meta:document-statistic meta:table-count="0" meta:image-count="0" meta:object-count="0" meta:page-count="2" meta:paragraph-count="57" meta:word-count="352" meta:character-count="2183" meta:non-whitespace-character-count="1913"/>
  </office:meta>
</office:document-meta>
</file>